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liwice, 02.01.2016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aport z<text:line-break/>Java i programowanie w sieci Internet</text:p>
      <text:p text:style-name="P5"/>
      <text:p text:style-name="P6">Numer ćwiczenia</text:p>
      <text:p text:style-name="P6">4</text:p>
      <text:p text:style-name="P6"/>
      <text:p text:style-name="P6">Prowadzący</text:p>
      <text:p text:style-name="P6">Łukasz Lipk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Łukasz Szafirski</text:p>
      <text:p text:style-name="P7">grupa 4, sekcja 8</text:p>
      <text:h text:style-name="P9" text:outline-level="1">1. Temat projektu</text:h>
      <text:p text:style-name="P1"><text:tab/><text:span text:style-name="T1">Tematem projektu jest „WikiHangman” czyli popularna gra w wisielca oparta na hasłach pobieranych z serwisu Wikipedia.</text:span></text:p>
      <text:p text:style-name="P3"/>
      <text:h text:style-name="P8" text:outline-level="1">2. Założenia projektu</text:h>
      <text:list xml:id="list1334383239516113900" text:style-name="L1">
        <text:list-item>
          <text:list>
            <text:list-item>
              <text:p text:style-name="P10">Podział na dwa projekty: klient, serwer</text:p>
            </text:list-item>
            <text:list-item>
              <text:p text:style-name="P10">Klient wysyła komendy do serwera</text:p>
            </text:list-item>
            <text:list-item>
              <text:p text:style-name="P10">Serwer przeprowadza całą logikę domenową i zwraca wynik do klienta</text:p>
            </text:list-item>
          </text:list>
        </text:list-item>
      </text:list>
      <text:p text:style-name="P2"/>
      <text:h text:style-name="P8" text:outline-level="1">3. Postęp w tym ćwiczeniu</text:h>
      <text:p text:style-name="P3"><text:tab/>Podzielono aplikację na projekt klienta i serwera TCP. Obiekty modelu są tworzone przy każdym żądaniu, jednakże są tworzone na podstawie zawartości pliku tekstowego, ponieważ wymagane jest odświeżenie danych w przypadku kiedy inny klient przeprowadza zapis do pliku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2T19:21:21.13</meta:creation-date>
    <dc:date>2017-01-02T14:11:00.37</dc:date>
    <meta:editing-duration>PT40M21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2" meta:paragraph-count="16" meta:word-count="110" meta:character-count="724"/>
  </office:meta>
</office:document-meta>
</file>